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c5a5" officeooo:paragraph-rsid="001bc5a5" style:font-weight-asian="bold" style:font-weight-complex="bold"/>
    </style:style>
    <style:style style:name="P2" style:family="paragraph" style:parent-style-name="Standard">
      <style:text-properties fo:font-weight="bold" officeooo:rsid="001cde66" officeooo:paragraph-rsid="001cde66" style:font-weight-asian="bold" style:font-weight-complex="bold"/>
    </style:style>
    <style:style style:name="P3" style:family="paragraph" style:parent-style-name="Standard">
      <style:text-properties fo:font-weight="bold" officeooo:rsid="001cde66" officeooo:paragraph-rsid="0024154e" style:font-weight-asian="bold" style:font-weight-complex="bold"/>
    </style:style>
    <style:style style:name="P4" style:family="paragraph" style:parent-style-name="Standard">
      <style:text-properties fo:font-weight="normal" officeooo:rsid="001cde66" officeooo:paragraph-rsid="001cde66" style:font-weight-asian="normal" style:font-weight-complex="normal"/>
    </style:style>
    <style:style style:name="P5" style:family="paragraph" style:parent-style-name="Standard">
      <style:text-properties fo:font-weight="normal" officeooo:rsid="001e032c" officeooo:paragraph-rsid="001cde66" style:font-weight-asian="normal" style:font-weight-complex="normal"/>
    </style:style>
    <style:style style:name="P6" style:family="paragraph" style:parent-style-name="Standard">
      <style:text-properties fo:font-style="normal" fo:font-weight="normal" officeooo:rsid="001e032c" officeooo:paragraph-rsid="001cde66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1e032c" officeooo:paragraph-rsid="0024154e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f700b" officeooo:paragraph-rsid="001cde66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20f5a6" officeooo:paragraph-rsid="001cde66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227986" officeooo:paragraph-rsid="0024154e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227986" officeooo:paragraph-rsid="001cde66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italic" fo:font-weight="normal" officeooo:rsid="00227986" officeooo:paragraph-rsid="001cde66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032c" style:font-weight-asian="normal" style:font-weight-complex="normal"/>
    </style:style>
    <style:style style:name="T3" style:family="text">
      <style:text-properties fo:font-style="italic" fo:font-weight="normal" officeooo:rsid="001e032c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f700b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20f5a6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227986" style:font-style-asian="italic" style:font-weight-asian="normal" style:font-style-complex="italic" style:font-weight-complex="normal"/>
    </style:style>
    <style:style style:name="T7" style:family="text">
      <style:text-properties fo:font-style="normal" officeooo:rsid="001e032c" style:font-style-asian="normal" style:font-style-complex="normal"/>
    </style:style>
    <style:style style:name="T8" style:family="text">
      <style:text-properties fo:font-style="normal" officeooo:rsid="001f700b" style:font-style-asian="normal" style:font-style-complex="normal"/>
    </style:style>
    <style:style style:name="T9" style:family="text">
      <style:text-properties fo:font-style="normal" officeooo:rsid="0020f5a6" style:font-style-asian="normal" style:font-style-complex="normal"/>
    </style:style>
    <style:style style:name="T10" style:family="text">
      <style:text-properties fo:font-style="normal" officeooo:rsid="00227986" style:font-style-asian="normal" style:font-style-complex="normal"/>
    </style:style>
    <style:style style:name="T11" style:family="text">
      <style:text-properties fo:font-style="normal" officeooo:rsid="0024154e" style:font-style-asian="normal" style:font-style-complex="normal"/>
    </style:style>
    <style:style style:name="T12" style:family="text">
      <style:text-properties fo:font-style="normal" fo:font-weight="normal" officeooo:rsid="001e032c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f700b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0f5a6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27986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4154e" style:font-style-asian="normal" style:font-weight-asian="normal" style:font-style-complex="normal" style:font-weight-complex="normal"/>
    </style:style>
    <style:style style:name="T17" style:family="text">
      <style:text-properties officeooo:rsid="00227986"/>
    </style:style>
    <style:style style:name="T18" style:family="text">
      <style:text-properties officeooo:rsid="002415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7">1.0 </text:span>Tela de Login </text:p>
      <text:p text:style-name="P1"><text:tab/><text:span text:style-name="T1">Na tela de login, temos </text:span><text:span text:style-name="T2">um grupo de formulário com dois campos</text:span><text:span text:style-name="T1"> : Login e Senha; de onda o usuário, que no caso será o auxiliar administrativo deverá informar seu login e sua senha. O que dará então acesso á tela </text:span>Home<text:span text:style-name="T1">.</text:span></text:p>
      <text:p text:style-name="P2"><text:span text:style-name="T17">2.0 </text:span>Tela Home</text:p>
      <text:p text:style-name="P2"><text:tab/><text:span text:style-name="T1">Na tela home há uma estrutura de botões com todas as funcionalidades do sistema. </text:span><text:span text:style-name="T2">É composto por um Navbar</text:span><text:span text:style-name="T1"> </text:span><text:span text:style-name="T2">e três grupos de formulários diferentes: Cadastros,Plantões e Relatórios.</text:span></text:p>
      <text:p text:style-name="P5"/>
      <text:p text:style-name="P2"><text:span text:style-name="T10">2.1 </text:span><text:span text:style-name="T7">Navbar</text:span><text:span text:style-name="T3">:</text:span><text:span text:style-name="T12"> É um menu que se localiza no canto superior da tela. Ele disponibiliza vários botões que facilita a navegação do usuário pelo sistema. No nosso </text:span><text:span text:style-name="T3">nav </text:span><text:span text:style-name="T12">há os botões:</text:span></text:p>
      <text:p text:style-name="P6"/>
      <text:p text:style-name="P3"><text:span text:style-name="T10"><text:s/></text:span><text:span text:style-name="T7">Botão GERAPLANTÃO(Home)</text:span><text:span text:style-name="T12">: Ao clicar aqui, você será automaticamente redirecionado para a página home. Isso facilitará a locomoção dos usuários.</text:span></text:p>
      <text:p text:style-name="P7"/>
      <text:p text:style-name="P2"><text:span text:style-name="T12"><text:s/></text:span><text:span text:style-name="T8">Botão Menu( desabilitado ): </text:span><text:span text:style-name="T13">Esse botão tela por finalidade explicar a funcionalidade do </text:span><text:span text:style-name="T4">navbar</text:span><text:span text:style-name="T13">, indicando que naquela estrutura se encontra um menu de fácil acesso. Por tanto o botão é <text:s/>desabilitado, pois serve apenas para explicar.</text:span></text:p>
      <text:p text:style-name="P8"/>
      <text:p text:style-name="P3"><text:span text:style-name="T13"><text:s/></text:span><text:span text:style-name="T8">Botão Cadastros</text:span><text:span text:style-name="T13">: Aqui será encontrado um dropdown, que é uma estrutura que se estende para mais opções ao ser clicado, o que em tese diminui o espaço consumido na tela e gera a sensação um ambiente mais limpo. Quando acionado o botão </text:span><text:span text:style-name="T4">cadastros</text:span><text:span text:style-name="T13"> nos mostra mais dois botões:Médico e Auxiliar.</text:span></text:p>
      <text:p text:style-name="P2"><text:span text:style-name="T10"><text:s/></text:span><text:span text:style-name="T8">Médico</text:span><text:span text:style-name="T13">: A opção médico deve ser acionada caso o usuário queira cadastrar um médico,que dentro da nossa lógica de implementação serão as variáveis a sere</text:span><text:span text:style-name="T16">m</text:span><text:span text:style-name="T13"> permutadas afim de montar os plantões da melhor forma.</text:span></text:p>
      <text:p text:style-name="P8"/>
      <text:p text:style-name="P2"><text:span text:style-name="T11"><text:s/></text:span><text:span text:style-name="T9">Auxiliar:</text:span><text:span text:style-name="T14">Aqui será utilizado caso queira cadastrar um novo auxiliar, para que possa logar no sistema e geri-lo.</text:span></text:p>
      <text:p text:style-name="P9"/>
      <text:p text:style-name="P3"><text:span text:style-name="T9">Botão Plantões</text:span><text:span text:style-name="T14">: Nesta opção de botão, tal qual o botão </text:span><text:span text:style-name="T5">cadastros</text:span><text:span text:style-name="T14"> é um dropdown, que nos levará a mais dois botões: </text:span><text:span text:style-name="T15">Gerar Plantão e Montar Plantão.</text:span></text:p>
      <text:p text:style-name="P10"/>
      <text:p text:style-name="P3"><text:span text:style-name="T11"><text:s/></text:span><text:span text:style-name="T10">Gerar Plantão</text:span><text:span text:style-name="T15">: Aqui será utilizado para gerar os plantões automaticamente da lógica de geração automática do sistema, utilizando as variáveis </text:span><text:span text:style-name="T6">médicos</text:span><text:span text:style-name="T15"> já cadastrados.</text:span></text:p>
      <text:p text:style-name="P10"/>
      <text:p text:style-name="P3"><text:span text:style-name="T15"><text:s/></text:span><text:span text:style-name="T10">Montar Plantão</text:span><text:span text:style-name="T15">: Cá será acionado caso o auxiliar queria montar um plantão </text:span><text:span text:style-name="T16">c</text:span><text:span text:style-name="T15">onforme a sua própria lógica, utilizando os </text:span><text:span text:style-name="T6">médicos</text:span><text:span text:style-name="T15"> já cadastrados anteriormente. Este plano de plantão será submetido a uma etapa de </text:span><text:span text:style-name="T6">checagem de conflitos</text:span><text:span text:style-name="T15"> que o sistema irá averiguar se há a possibilidade de conflitos entre horários,datas e disponibilidade dos médicos de acordo com os planos de plantões já montados.</text:span></text:p>
      <text:p text:style-name="P10"/>
      <text:p text:style-name="P2"><text:span text:style-name="T10">Botão Perfil</text:span><text:span text:style-name="T15">: Aqui será redirecionado para uma página com informações sobre quem está logado no sistema, ou seja o auxiliar no expediente.</text:span></text:p>
      <text:p text:style-name="P11"/>
      <text:p text:style-name="P2"><text:span text:style-name="T10">Botão Sair: </text:span><text:span text:style-name="T15">Ao clicar nessa opção quem está logado no sistema será </text:span><text:span text:style-name="T6">deslogado</text:span><text:span text:style-name="T15"> e redirecionado para a </text:span><text:span text:style-name="T6">tela de login</text:span></text:p>
      <text:p text:style-name="P12"/>
      <text:p text:style-name="P11"/>
      <text:p text:style-name="P2"><text:span text:style-name="T18">3.0 </text:span>Tela de relatórios</text:p>
      <text:p text:style-name="P4"><text:soft-page-break/><text:tab/>Na tela de relatórios, após escolher a opção de relatórios correta ela vai gerar através de um painel uma lista com as informação solicitadas.</text:p>
      <text:p text:style-name="P4"/>
      <text:p text:style-name="P2"><text:span text:style-name="T18">4.0 </text:span>Tela de cadastros</text:p>
      <text:p text:style-name="P4"><text:tab/>Na tela de cadastros é mostrado um grupo de formulário como nome, especialização/cargo e afins.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4:50:12.072752885</meta:creation-date>
    <dc:date>2018-03-08T17:41:11.834444164</dc:date>
    <meta:editing-duration>PT4H1M5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19" meta:word-count="464" meta:character-count="2830" meta:non-whitespace-character-count="2371"/>
  </office:meta>
</office:document-meta>
</file>